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2b8cb0c" officeooo:paragraph-rsid="02b8cb0c" style:font-weight-asian="bold" style:font-weight-complex="bold"/>
    </style:style>
    <style:style style:name="P3" style:family="paragraph" style:parent-style-name="Text_20_body">
      <style:text-properties fo:font-weight="bold" officeooo:rsid="02ba33c9" officeooo:paragraph-rsid="02ba33c9" style:font-weight-asian="bold" style:font-weight-complex="bold"/>
    </style:style>
    <style:style style:name="P4" style:family="paragraph" style:parent-style-name="Text_20_body">
      <style:text-properties officeooo:paragraph-rsid="0258c971"/>
    </style:style>
    <style:style style:name="P5" style:family="paragraph" style:parent-style-name="Text_20_body">
      <style:text-properties officeooo:paragraph-rsid="026859ac"/>
    </style:style>
    <style:style style:name="P6" style:family="paragraph" style:parent-style-name="Text_20_body">
      <style:text-properties officeooo:paragraph-rsid="02ba33c9"/>
    </style:style>
    <style:style style:name="P7" style:family="paragraph" style:parent-style-name="Text_20_body">
      <style:text-properties officeooo:paragraph-rsid="02bdc865"/>
    </style:style>
    <style:style style:name="P8" style:family="paragraph" style:parent-style-name="Text_20_body">
      <style:text-properties officeooo:paragraph-rsid="02c05765"/>
    </style:style>
    <style:style style:name="P9" style:family="paragraph" style:parent-style-name="Text_20_body">
      <style:text-properties officeooo:paragraph-rsid="02c1439c"/>
    </style:style>
    <style:style style:name="P10" style:family="paragraph" style:parent-style-name="Text_20_body">
      <style:text-properties officeooo:paragraph-rsid="02c4db47"/>
    </style:style>
    <style:style style:name="T1" style:family="text">
      <style:text-properties fo:font-weight="bold" officeooo:rsid="0029c951" style:font-weight-asian="bold" style:font-weight-complex="bold"/>
    </style:style>
    <style:style style:name="T2" style:family="text">
      <style:text-properties fo:font-weight="bold" officeooo:rsid="02266356" style:font-weight-asian="bold" style:font-weight-complex="bold"/>
    </style:style>
    <style:style style:name="T3" style:family="text">
      <style:text-properties fo:font-weight="bold" officeooo:rsid="0258c971" style:font-weight-asian="bold" style:font-weight-complex="bold"/>
    </style:style>
    <style:style style:name="T4" style:family="text">
      <style:text-properties fo:font-weight="bold" officeooo:rsid="026859ac" style:font-weight-asian="bold" style:font-weight-complex="bold"/>
    </style:style>
    <style:style style:name="T5" style:family="text">
      <style:text-properties fo:font-weight="bold" officeooo:rsid="0295989f" style:font-weight-asian="bold" style:font-weight-complex="bold"/>
    </style:style>
    <style:style style:name="T6" style:family="text">
      <style:text-properties fo:font-weight="bold" officeooo:rsid="029de4b8" style:font-weight-asian="bold" style:font-weight-complex="bold"/>
    </style:style>
    <style:style style:name="T7" style:family="text">
      <style:text-properties fo:font-weight="bold" officeooo:rsid="02b8cb0c" style:font-weight-asian="bold" style:font-weight-complex="bold"/>
    </style:style>
    <style:style style:name="T8" style:family="text">
      <style:text-properties fo:font-weight="bold" officeooo:rsid="02ba33c9" style:font-weight-asian="bold" style:font-weight-complex="bold"/>
    </style:style>
    <style:style style:name="T9" style:family="text">
      <style:text-properties fo:font-weight="bold" officeooo:rsid="02ba005f" style:font-weight-asian="bold" style:font-weight-complex="bold"/>
    </style:style>
    <style:style style:name="T10" style:family="text">
      <style:text-properties fo:font-weight="bold" officeooo:rsid="02c1439c" style:font-weight-asian="bold" style:font-weight-complex="bold"/>
    </style:style>
    <style:style style:name="T11" style:family="text">
      <style:text-properties fo:font-weight="bold" officeooo:rsid="02c05765" style:font-weight-asian="bold" style:font-weight-complex="bold"/>
    </style:style>
    <style:style style:name="T12" style:family="text">
      <style:text-properties fo:font-weight="bold" officeooo:rsid="02b281a8" style:font-weight-asian="bold" style:font-weight-complex="bold"/>
    </style:style>
    <style:style style:name="T13" style:family="text">
      <style:text-properties fo:font-weight="bold" officeooo:rsid="02c5755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2b58ca" style:font-weight-asian="normal" style:font-weight-complex="normal"/>
    </style:style>
    <style:style style:name="T16" style:family="text">
      <style:text-properties fo:font-weight="normal" officeooo:rsid="02266356" style:font-weight-asian="normal" style:font-weight-complex="normal"/>
    </style:style>
    <style:style style:name="T17" style:family="text">
      <style:text-properties fo:font-weight="normal" officeooo:rsid="026859ac" style:font-weight-asian="normal" style:font-weight-complex="normal"/>
    </style:style>
    <style:style style:name="T18" style:family="text">
      <style:text-properties fo:font-weight="normal" officeooo:rsid="0295989f" style:font-weight-asian="normal" style:font-weight-complex="normal"/>
    </style:style>
    <style:style style:name="T19" style:family="text">
      <style:text-properties fo:font-weight="normal" officeooo:rsid="029de4b8" style:font-weight-asian="normal" style:font-weight-complex="normal"/>
    </style:style>
    <style:style style:name="T20" style:family="text">
      <style:text-properties fo:font-weight="normal" officeooo:rsid="02a69713" style:font-weight-asian="normal" style:font-weight-complex="normal"/>
    </style:style>
    <style:style style:name="T21" style:family="text">
      <style:text-properties fo:font-weight="normal" officeooo:rsid="02b6f04f" style:font-weight-asian="normal" style:font-weight-complex="normal"/>
    </style:style>
    <style:style style:name="T22" style:family="text">
      <style:text-properties fo:font-weight="normal" officeooo:rsid="02ba005f" style:font-weight-asian="normal" style:font-weight-complex="normal"/>
    </style:style>
    <style:style style:name="T23" style:family="text">
      <style:text-properties fo:font-weight="normal" officeooo:rsid="02b8cb0c" style:font-weight-asian="normal" style:font-weight-complex="normal"/>
    </style:style>
    <style:style style:name="T24" style:family="text">
      <style:text-properties fo:font-weight="normal" officeooo:rsid="02ba33c9" style:font-weight-asian="normal" style:font-weight-complex="normal"/>
    </style:style>
    <style:style style:name="T25" style:family="text">
      <style:text-properties fo:font-weight="normal" officeooo:rsid="02bc0837" style:font-weight-asian="normal" style:font-weight-complex="normal"/>
    </style:style>
    <style:style style:name="T26" style:family="text">
      <style:text-properties fo:font-weight="normal" officeooo:rsid="02bdc865" style:font-weight-asian="normal" style:font-weight-complex="normal"/>
    </style:style>
    <style:style style:name="T27" style:family="text">
      <style:text-properties fo:font-weight="normal" officeooo:rsid="02be6d14" style:font-weight-asian="normal" style:font-weight-complex="normal"/>
    </style:style>
    <style:style style:name="T28" style:family="text">
      <style:text-properties fo:font-weight="normal" officeooo:rsid="02c05765" style:font-weight-asian="normal" style:font-weight-complex="normal"/>
    </style:style>
    <style:style style:name="T29" style:family="text">
      <style:text-properties fo:font-weight="normal" officeooo:rsid="02c1439c" style:font-weight-asian="normal" style:font-weight-complex="normal"/>
    </style:style>
    <style:style style:name="T30" style:family="text">
      <style:text-properties fo:font-weight="normal" officeooo:rsid="02c2f90b" style:font-weight-asian="normal" style:font-weight-complex="normal"/>
    </style:style>
    <style:style style:name="T31" style:family="text">
      <style:text-properties fo:font-weight="normal" officeooo:rsid="02c4db47" style:font-weight-asian="normal" style:font-weight-complex="normal"/>
    </style:style>
    <style:style style:name="T32" style:family="text">
      <style:text-properties fo:font-weight="normal" officeooo:rsid="02c57553" style:font-weight-asian="normal" style:font-weight-complex="normal"/>
    </style:style>
    <style:style style:name="T33" style:family="text">
      <style:text-properties officeooo:rsid="00e51007"/>
    </style:style>
    <style:style style:name="T34" style:family="text">
      <style:text-properties officeooo:rsid="022fd8d1"/>
    </style:style>
    <style:style style:name="T35" style:family="text">
      <style:text-properties officeooo:rsid="0294c92d"/>
    </style:style>
    <style:style style:name="T36" style:family="text">
      <style:text-properties style:text-position="super 58%" fo:font-weight="normal" officeooo:rsid="02ba005f" style:font-weight-asian="normal" style:font-weight-complex="normal"/>
    </style:style>
    <style:style style:name="T37" style:family="text">
      <style:text-properties officeooo:rsid="02ba33c9"/>
    </style:style>
    <style:style style:name="T38" style:family="text">
      <style:text-properties officeooo:rsid="02bdc865"/>
    </style:style>
    <style:style style:name="T39" style:family="text">
      <style:text-properties officeooo:rsid="02be6d14"/>
    </style:style>
    <style:style style:name="T40" style:family="text">
      <style:text-properties officeooo:rsid="02c1439c"/>
    </style:style>
    <style:style style:name="T41" style:family="text">
      <style:text-properties officeooo:rsid="02c5755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5">12 December</text:span> 201<text:span text:style-name="T34">8</text:span></text:p>
      <text:p text:style-name="P4"><text:span text:style-name="T1">[0]</text:span><text:span text:style-name="T33"> Hello everybody, this is IT Stuff for December 2018, regular listeners will know that in these difficult times only IT Stuff can stare without fear into the abyss of chaos. And what do we see swirling around down there? There’s the O2 outage, Facebook in deep doodoo, Marriott Hotels leaking billions of guests’ passport details, and here’s Kriss and Shi :)</text:span></text:p>
      <text:p text:style-name="P5"><text:span text:style-name="T4">[2 Min]</text:span><text:span text:style-name="T17"> </text:span><text:span text:style-name="T18">Let’s </text:span><text:span text:style-name="T20">start with</text:span><text:span text:style-name="T18"> Don’t Be Evil Google! </text:span><text:span text:style-name="T5">[EVILJINGLE]</text:span><text:span text:style-name="T18"> </text:span><text:span text:style-name="T21">this won’t take long; Google Plus is shutting down early. </text:span><text:span text:style-name="T27">And a contractor has sued them after he worked on an undercover project to map British shopping centres, he’s a UK citizen of Moroccan descent and got picked up repeatedly as a terrorist and Google wouldn’t admit what he was really doing. Settled for £4000 apparently.</text:span></text:p>
      <text:p text:style-name="P10"><text:span text:style-name="T12">[5</text:span><text:span text:style-name="T9"> Min]</text:span><text:span text:style-name="T22"> Let’s move on to the turmoil at Tumblr, now under new ownership that has decided to ban porn. From Tumblr. From 19</text:span><text:span text:style-name="T36">th</text:span><text:span text:style-name="T22"> December. “</text:span><text:span text:style-name="T31">female-presenting nipples</text:span><text:span text:style-name="T22">”. </text:span><text:span text:style-name="T31">The net’s full of examples of stuff Tumblr is incorrectly flagging as porn - Picassos, Christ on the cross, vases, a carrot...</text:span></text:p>
      <text:p text:style-name="P3">[<text:span text:style-name="T40">9</text:span> Min]<text:span text:style-name="T14"> </text:span><text:span text:style-name="T28">Youtube update! someone’s done a Youtube rich list and coming out on top is a seven year old American kid Ryan, out of Ryan Toys Reviews, who made more than 17 million quid last year.</text:span></text:p>
      <text:p text:style-name="P8"><text:span text:style-name="T13">[RYANTOYREV]</text:span><text:span text:style-name="T32"> </text:span><text:span text:style-name="T28">NBC News asked Ryan why he was successful. </text:span><text:span text:style-name="T14">“Because I’m entertaining and I’m funny.” </text:span><text:span text:style-name="T28">but the money comes from adverts, sponsorship and in-channel Ryan-based merch.</text:span></text:p>
      <text:p text:style-name="P9"><text:span text:style-name="T11">[</text:span><text:span text:style-name="T10">12 Min]</text:span><text:span text:style-name="T29"> </text:span><text:span text:style-name="T14">Dr Shifro</text:span><text:span text:style-name="T29"> from Belarus claims to be able to rescue your computer from ransomware, for a fee he can crack the code and restore your computer. </text:span><text:span text:style-name="T30">Well,</text:span><text:span text:style-name="T29"> </text:span><text:span text:style-name="T30">reputable security company Checkpoint did a bit of a sting</text:span><text:span text:style-name="T29">, </text:span><text:span text:style-name="T30">turns out </text:span><text:span text:style-name="T29">he does this by contacting the bad guys, negotiating a bulk discount, and adding a slice for himself on the top. </text:span><text:span text:style-name="T30">They reckon he’s making maybe £150k per year.</text:span></text:p>
      <text:p text:style-name="P4"><text:span text:style-name="T3">[</text:span><text:span text:style-name="T2">1</text:span><text:span text:style-name="T8">4</text:span><text:span text:style-name="T2"> Min]</text:span><text:span text:style-name="T16"> </text:span><text:span text:style-name="T15">You're listening to </text:span><text:span text:style-name="T19">BCB 106.6FM, this is IT Stuff, otherwise available at itstuff.org.uk. </text:span><text:span text:style-name="T24">Quick check on our pretend investments! Bitcoin’s doing great, </text:span><text:span text:style-name="T25">$2700, down from over 19 thousand exactly a year ago, </text:span><text:span text:style-name="T24">and Ethereum’s even better, </text:span><text:span text:style-name="T31">98% down</text:span><text:span text:style-name="T24">. </text:span><text:span text:style-name="T28">Floyd Mayweather just got fined $600k for plugging cryptocurrencies for money on the twitters. Is cryptocurrency a scam? Maywether got paid $300k to shill that stuff... was paid in dollars, not in BTC</text:span></text:p>
      <text:p text:style-name="P2"><text:span text:style-name="T40">[16 Min] [</text:span>ANNIVERSARY<text:span text:style-name="T37">]</text:span><text:span text:style-name="T24"> 50 years ago the</text:span><text:span text:style-name="T37"> </text:span><text:span text:style-name="T24">Engelbart “mother of all demos” </text:span><text:span text:style-name="T31">invented the future, the mouse + copy/paste, hyperlinks, collaborative document editing, </text:span><text:span text:style-name="T41">[ENGELBART]</text:span></text:p>
      <text:p text:style-name="P6"><text:span text:style-name="T6">[</text:span><text:span text:style-name="T8">1</text:span><text:span text:style-name="T10">9</text:span><text:span text:style-name="T7"> Min]</text:span><text:span text:style-name="T23"> </text:span><text:span text:style-name="T7">Singularity Watch</text:span><text:span text:style-name="T23">, did you hear the one where a famous Chinese businesswoman Dong Mingzhu got on the bad side of the Chinese Police? A camera with facial recognition technology spotted her crossing a busy road where it’s not allowed. Turns out, it was her picture in an advert </text:span><text:span text:style-name="T24">for her electric company </text:span><text:span text:style-name="T23">on the side of a bus. Here’s another one, somebody trained an AI on loads of fingerprints and came up with a random fingerprint generator, they fed the fake fingerprints into </text:span><text:span text:style-name="T26">biometric authentication software</text:span><text:span text:style-name="T23"> and got a 20% pass rate. </text:span><text:span text:style-name="T22">And researchers in the Netherlands and France reckon their AI can spot lies in President Trump’s twitters. they found significant linguistic differences between factually accurate and inaccurate Trump tweets, and used this finding to construct a language-based lie detection model with 73% accuracy. correct statements contained more positive feelings while incorrect statements were more evasive and had more negations, tentative words, and comparisons, </text:span><text:span text:style-name="T24">less</text:span><text:span text:style-name="T22"> # and @ symbols </text:span><text:span text:style-name="T24">and</text:span> money-related words were found to be more likely to be false. <text:span text:style-name="T39">And lastly an Amazon robot at a warehouse in the states punctured a can of bear repellant spray and landed 24 Amazon humans in hospital.</text:span></text:p>
      <text:p text:style-name="P7"><text:span text:style-name="T6">[</text:span><text:span text:style-name="T7">2</text:span><text:span text:style-name="T9">4</text:span><text:span text:style-name="T7"> Min]</text:span><text:span text:style-name="T23"> Go home Elon you’re drunk: </text:span><text:span text:style-name="T26">yet another interview, he estimates there’s a 70% chance he’ll be going to Mars </text:span><text:span text:style-name="T29">maybe as</text:span><text:span text:style-name="T26"> soon </text:span><text:span text:style-name="T29">as 7 years</text:span><text:span text:style-name="T26">, “Your probability of dying on Mars is much higher than on Earth, there’s a good chance of death, going in a little can through deep space. We think you can come back but we’re not sure. Does that sound like an escape hatch for rich people?”</text:span></text:p>
      <text:p text:style-name="P2">[25 Min]<text:span text:style-name="T14"> Shatner’</text:span><text:span text:style-name="T26">s got a christmas album out! </text:span><text:span text:style-name="T32">Rudolf by Shatner</text:span><text:span text:style-name="T26"> </text:span><text:span text:style-name="T41">[DECMUSIC]</text:span><text:span text:style-name="T26"><text:line-break/></text:span><text:a xlink:type="simple" xlink:href="https://www.youtube.com/watch?v=wF2rjriHphg" text:style-name="Internet_20_link" text:visited-style-name="Visited_20_Internet_20_Link"><text:span text:style-name="T38">https://www.youtube.com/watch?v=wF2rjriHphg</text:span></text:a><text:span text:style-name="T38"><text:line-break/>plus</text:span><text:span text:style-name="T26"> </text:span><text:a xlink:type="simple" xlink:href="https://www.youtube.com/watch?v=kBivtAyoHYM" text:style-name="Internet_20_link" text:visited-style-name="Visited_20_Internet_20_Link"><text:span text:style-name="T38">https://www.youtube.com/watch?v=kBivtAyoHYM</text:span></text:a><text:span text:style-name="T38"> shittyflu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12-12T12:47:46.434432870</dc:date>
    <meta:editing-duration>PT16H23M34S</meta:editing-duration>
    <meta:editing-cycles>128</meta:editing-cycles>
    <meta:generator>LibreOffice/6.1.3.2$Linux_X86_64 LibreOffice_project/10$Build-2</meta:generator>
    <meta:document-statistic meta:table-count="0" meta:image-count="0" meta:object-count="0" meta:page-count="1" meta:paragraph-count="12" meta:word-count="702" meta:character-count="4238" meta:non-whitespace-character-count="3548"/>
  </office:meta>
</office:document-meta>
</file>